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font-weight-complex="bold" fo:font-size="14pt" style:font-size-asian="14pt" style:font-size-complex="14pt"/>
    </style:style>
    <style:style style:name="T3" style:parent-style-name="Absatz-Standardschriftart" style:family="text">
      <style:text-properties fo:font-weight="bold" style:font-weight-asian="bold" style:font-weight-complex="bold" fo:font-size="11pt" style:font-size-asian="11pt" style:font-size-complex="11pt"/>
    </style:style>
    <style:style style:name="P4" style:parent-style-name="Standard" style:family="paragraph">
      <style:text-properties fo:font-weight="bold" style:font-weight-asian="bold" style:font-weight-complex="bold" fo:font-style="italic" style:font-style-asian="italic" style:font-style-complex="italic"/>
    </style:style>
    <style:style style:name="T5" style:parent-style-name="Absatz-Standardschriftar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Absatz-Standardschriftar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Absatz-Standardschriftar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T21" style:parent-style-name="Absatz-Standardschriftart" style:family="text">
      <style:text-properties fo:font-weight="bold" style:font-weight-asian="bold" style:font-weight-complex="bold"/>
    </style:style>
    <style:style style:name="T22" style:parent-style-name="Absatz-Standardschriftart" style:family="text">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T25" style:parent-style-name="Absatz-Standardschriftart" style:family="text">
      <style:text-properties fo:font-weight="bold" style:font-weight-asian="bold" style:font-weight-complex="bold"/>
    </style:style>
    <style:style style:name="T26" style:parent-style-name="Absatz-Standardschriftart" style:family="text">
      <style:text-properties fo:font-weight="bold" style:font-weight-asian="bold" style:font-weight-complex="bold"/>
    </style:style>
    <style:style style:name="P27" style:parent-style-name="Standard" style:family="paragraph">
      <style:text-properties fo:font-weight="bold" style:font-weight-asian="bold" style:font-weight-complex="bold"/>
    </style:style>
  </office:automatic-styles>
  <office:body>
    <office:text text:use-soft-page-breaks="true">
      <text:p text:style-name="P1"><text:span text:style-name="T2">Ostseehaus Barendorf</text:span></text:p>
      <text:p text:style-name="Standard"><text:span text:style-name="T3">wunderschönes Ferienhaus mit Garten und Weitblick für bis zu 12 Personen, Naturstrand fußläufig erreichbar</text:span></text:p>
      <text:p text:style-name="P4"/>
      <text:p text:style-name="Standard">Das Haus hat insgesamt 155 qm Wohnfläche. Unten befindet sich ein geräumiger Wohn, Ess- und Kochbereich. Am großen Esstisch finden 8-10 Personen Platz. An den Wohnbereich grenzt eine große Terrasse mit Ausrichtung nach Süden. Im Obergeschoss sind drei Schlafzimmer, unter dem Dach sind zwei weitere Räume. Das Haus hat zwei Badezimmer, eins mit Dusche, Badewanne, Toilette, eins mit Dusche und Toilette. An das Badezimmer im Obergeschoss ist eine Sauna angeschlossen. Das Haus ist von einem herrlichen, naturnahen Garten umgeben. Besonders schön ist der weite Blick über die Felder, auf denen sich oft die Kraniche niederlassen, saisonal auch Wildgänse.</text:p>
      <text:p text:style-name="Standard"/>
      <text:p text:style-name="Standard">Schlafzimmer 1: Das Schlafzimmer hat ein Doppelbett mit einer 160 cm breiten Matratze.</text:p>
      <text:p text:style-name="Standard"/>
      <text:p text:style-name="Standard">Schlafzimmer 2: In diesem Schlafzimmer steht ein Doppelbett mit zwei getrennten Matratzen (jeweils 80, insgesamt 160 cm breit).</text:p>
      <text:p text:style-name="Standard"/>
      <text:p text:style-name="Standard">Schlafzimmer 3: Hier stehen zwei Einzelbetten (80 cm), unter denen jeweils ein weiteres Bett steht. <text:s/>Bei Bedarf verfügt das Zimmer damit über vier Einzelbetten, zwei davon sind allerdings mit dünneren Matratzen ausgestattet und eher für Kinder geeignet.</text:p>
      <text:p text:style-name="Standard"/>
      <text:p text:style-name="Standard">Vom Flur gelangt man auf den Dachboden, wo zwei weitere Räume als zusätzliche Schlafzimmer genutzt werden können. Bitte beachten, dass die Treppe für kleine Kinder oder ältere Menschen nicht geeignet ist.</text:p>
      <text:p text:style-name="Standard"/>
      <text:p text:style-name="Standard"><text:span text:style-name="T5">Die Ausstattung:</text:span></text:p>
      <text:p text:style-name="P6"/>
      <text:p text:style-name="Standard">Küche: Großer Kühl- und Gefrierschrank, Wasserkocher, Toaster, Handmixer, Pürierstab, Geschirr für ca. 12 Personen, viele Gläser, Salatschleuder, Backform, Auflaufform, Teekanne, kleine Moccakanne etc. In einigen Schubladen sind unverderbliche Lebensmittel unserer Familie gelagert, falls ihr sie aufbraucht bitte nachkaufen oder Bescheid geben.</text:p>
      <text:p text:style-name="Standard"/>
      <text:p text:style-name="Standard">Das Haus hat Glasfaserinternet mit W-Lan-Router, im Wohnzimmer einen (kleinen) Fernseher mit Satellitenfernsehen und Firestick und eine Bose-Soundbar. Im oberen Badezimmer befindet sich eine Sauna.</text:p>
      <text:p text:style-name="P7"/>
      <text:p text:style-name="Standard">Im Schuppen sind ca. 8 Fahrräder, die gerne genutzt werden können. Falls ein Fahrrad mal einen Platten haben sollte, gibt es eine Fahrradpumpe und Flickzeug um es zu reparieren ;). Um die Ecke ist ein Fahrradverleih, wo es besser gepflegte Fahrräder zu mieten gibt. Außerdem gibt es im Schuppen ein StandUpPaddelboard.</text:p>
      <text:p text:style-name="Standard"/>
      <text:p text:style-name="Standard">Auf der Terrasse sind zwei Tische, im Schuppen sind weitere Klappstühle und Liegen. Es gibt einen kleinen Grill und eine Feuerstelle im Garten.</text:p>
      <text:p text:style-name="Standard"/>
      <text:p text:style-name="Standard"><text:span text:style-name="T8">Bettwäsche und Handtücher nach Möglichkeit bitte mitbringen.<text:s/></text:span>Wenn ihr stattdessen Bettwäsche oder Handtücher aus dem Wäscheschrank nutzt, dann wascht und trocknet während eures bitte eine entsprechende Menge aus dem Wäschekorb und räumt sie danach wieder weg. Legt eure benutzte Bettwäsche dann vor Abreise in den Wäschekorb.</text:p>
      <text:p text:style-name="Standard"/>
      <text:p text:style-name="P9">Endreinigung:</text:p>
      <text:p text:style-name="P10"/>
      <text:p text:style-name="Standard">Bitte hinterlasst das Haus so wie ihr es<text:span text:style-name="T11"><text:s/></text:span>auffinden möchtet. Das bedeutet aufräumen, einmal durchfegen/saugen, je nach Verschmutzung ggf. wischen, Tisch und Flächen in der Küche abwischen, Bäder putzen etc.</text:p>
      <text:p text:style-name="P12"/>
      <text:p text:style-name="Standard">Wer keine Lust auf putzen hat, kann auch für 125 Euro eine Endreinigung dazu buchen. Dies setzt voraus, dass nach eurem Aufenthalt nicht am gleichen Tag die nächsten Gäste kommen und die Putzhilfe an dem Tag Zeit hat.</text:p>
      <text:p text:style-name="P13"/>
      <text:p text:style-name="Standard">Darüber hinaus lassen wir das Haus ca. 3-4 mal im Jahr professionell reinigen.</text:p>
      <text:p text:style-name="Standard">Bitte beachte: Weil nicht alle Mieter*innen eine Endreinigung buchen und nicht alle die gleichen Putzstandards haben, können wir, anders als ein kommerzieller Ferienhausanbieter, nicht garantieren, dass das Haus immer picobello ist. Wenn ihr da sehr großen Wert drauf legt, seid ihr eventuell woanders besser aufgehoben.</text:p>
      <text:p text:style-name="Standard"/>
      <text:p text:style-name="Standard"/>
      <text:p text:style-name="Standard"><text:span text:style-name="T14">Die Umgebung</text:span></text:p>
      <text:p text:style-name="P15"/>
      <text:p text:style-name="Standard">Das Haus befindet sich im kleinen Ostseedorf Barendorf (Ortsteil von Dassow) östlich von Travemünde. Etwa 20 Minuten fußläufig vom Haus liegt ein wunderschöner Naturstrand, mit dem Fahrrad ist man in wenigen Minuten dort und einen (kostenpflichtigen) Autoparkplatz gibt es ab Ostern bis September auch. Für Kinder ist es hier optimal, weil das Wasser mit vielen Sandbänken lange flach bleibt, Erwachsene müssen ein Stück laufen, bis sie losschwimmen können. Ein paar Strandzugänge weiter gibt es einen Bereich für Wassersport, wo man z.B. Kitesurf-Kurse machen kann (vorher online buchen). Zwei Strandabschnitte sind ausdrücklich auch für Hunde freigegeben, nach unserem Eindruck kann man aber selbst in der Hauptsaison auch sonst überall problemlos mit Hunden spazieren.</text:p>
      <text:p text:style-name="Standard"/>
      <text:p text:style-name="Standard">Hinter dem Strand verläuft der Ostseewander- und Fahrradweg. Zur Priwallfähre braucht man mit dem Fahrrad 30 Minuten und kann dann in wenigen Minuten mit der Fähre nach Travemünde übersetzen. Fährt man in die andere Richtung, kommt man über Großschwansee und Brook mit ihren schönen Steilküsten nach Boltenhagen, einen größeren Ferienort. Der Strand zieht sich von Travemünde bis fast nach Boltenhagen. Einen Ausflug wert ist auch der Hof Hoher Schönberg, dort gibt es einen schönen Aussichtsturm mit Blick über die Lübecker Bucht, einen Bioladen und süße Schweine.</text:p>
      <text:p text:style-name="Standard"/>
      <text:p text:style-name="Standard">Gastronomie: Im Sommer sind unten am Strand zwei Imbisswagen mit Pommes, Wurst, Crepes, Eis etc. sowie zwei Strandaufgänge weiter der Seestern-Imbiss. In Harkensee gibt es im Frühjahr/Sommer das Café Redlich mit Eis, Kuchen etc. (10 Minuten zu Fuß). Im Gutshaus Harkensee gibt es ein Restaurant (15 Minuten zu Fuß). Am Priwall gibt es einige nette Restaurants, z.B. den Dünenpavillon, ein rustikales Fischrestaurant. In Travemünde gibt es den Hafen mit Fischverkauf und zahlreichen Buden mit Pommes und Fischbrötchen, und viele Restaurants, Eiscafes etc. an der Promenade. Wer Lust auf Fahrradtouren hat, findet auch entlang des Ostseeradwegs in Richtung Boltenhagen noch nette Cafés und Restaurants.</text:p>
      <text:p text:style-name="Standard"/>
      <text:p text:style-name="Standard">Supermärkte: Am Priwall gibt es einen Edeka (etwa 10 Minuten mit dem Auto, 30 Minuten mit dem Fahrrad), in Dassow gibt es Penny und Norma (10 Minuten mit dem Auto), in Schönberg Rewe, Aldi, Lidl, Rossmann etc. (20 Minuten mit dem Auto).</text:p>
      <text:p text:style-name="Standard"/>
      <text:p text:style-name="Standard"/>
      <text:p text:style-name="Standard"/>
      <text:p text:style-name="P16">Das Vermietungskonzept und Preise:</text:p>
      <text:p text:style-name="P17"/>
      <text:p text:style-name="Standard">Wir wollen das Haus im erweiterten Freundes- und Bekanntenkreis so vermieten, dass die laufenden Kosten durch die Vermietung in etwa gedeckt sind. Das bedeutet, dass wir pro Nacht zwischen 70 und 160 Euro veranschlagen, je nachdem wann ihr das Haus mieten möchtet, mit wie vielen Personen ihr kommt und wie eure finanzielle Situation ist.</text:p>
      <text:p text:style-name="Standard"/>
      <text:p text:style-name="Standard">Richtwerte, je nach Anzahl der Personen, Dauer des Aufenthalts und finanzieller Situation:</text:p>
      <text:p text:style-name="Standard"/>
      <text:p text:style-name="Standard">Hauptsaison Juli/August: 100 -160 Euro/Nacht</text:p>
      <text:p text:style-name="Standard">Zwischensaison (Mai/Juni/September) und Ostern/Himmelfahrt/Pfingsten/Silvester:: 80 -140 Euro/Nacht</text:p>
      <text:p text:style-name="Standard">Nebensaison: 60 -120/Nacht</text:p>
      <text:p text:style-name="Standard"/>
      <text:p text:style-name="Standard">Grundsätzlich könnt ihr das Haus auch mit wenigen Personen nutzen, z.B. alleine oder zu zweit, und dann bei Bedarf auch den Preis am unteren Rand zahlen. Allerdings würden wir für begehrte Zeiträume im Zweifel größeren Gruppen den Vorrang geben.</text:p>
      <text:p text:style-name="Standard">Das Gleiche gilt für kurze Aufenthalte. Außerhalb der Hauptsaison könnt ihr das Haus auch für ein Wochenende nutzen. In der Hauptsaison und an langen Wochenenden (Himmelfahrt/Pfingsten) und Silvester würden wir das Haus gerne für mindestens drei Nächte am Stück, in den Sommerferien gerne länger vermieten. Kürzere Aufenthalte sind dann eher spontan möglich, wenn das Haus kurzfristig noch frei ist. Ab fünf Nächten reduziert sich der Preis pro Nacht.</text:p>
      <text:p text:style-name="Standard"/>
      <text:p text:style-name="P18">Beispielsrechnungen/Orientierung ausgehend von einem Aufschlag von 10 Euro pro Person und Nacht, sowie ab vier Nächten 20 Euro Rabatt pro Nacht.</text:p>
      <text:p text:style-name="P19"/>
      <text:p text:style-name="Standard">6 Personen in der Hauptsaison für drei Tage: 150 Euro/Nacht</text:p>
      <text:p text:style-name="Standard">6 Personen in der Hauptsaison für eine Woche: 130/Nacht</text:p>
      <text:p text:style-name="Standard">4 Personen in der Hauptsaison für drei Tage: 130/Nacht</text:p>
      <text:p text:style-name="Standard">4 Personen in der Hauptsaison für eine Woche: 110/Nacht</text:p>
      <text:p text:style-name="Standard">2 Personen in der Nebensaison für zwei Tage: 80/Nacht</text:p>
      <text:p text:style-name="Standard">2 Personen in der Nebensaison für eine Woche: 60/Nacht</text:p>
      <text:p text:style-name="Standard">8 Personen in der Nebensaison für zwei Nächte: 120/Nacht</text:p>
      <text:p text:style-name="Standard">8 Personen in der Nebensaison für fünf Nächte: 100/Nacht</text:p>
      <text:p text:style-name="Standard">6 Personen in der Zwischensaison für zwei Tage: 130/Nacht</text:p>
      <text:p text:style-name="Standard">6 Personen in der Zwischensaison für 5 Nächte: 110/Nacht</text:p>
      <text:p text:style-name="P20"/>
      <text:p text:style-name="Standard"><text:span text:style-name="T21">Helfer*innentarif:<text:s/></text:span>Wer Lust hat, aktiv bei der Instandhaltung und Pflege von Haus und Garten mitzuhelfen, ist dazu herzlich eingeladen und kann je nach Umfang das Haus in dem Zeitraum zu einem <text:s/>reduzierten Tarif nutzen (Beispiele: Schuppen reparieren, Fahrräder reparieren, Gartenarbeit etc).</text:p>
      <text:p text:style-name="Standard"/>
      <text:p text:style-name="Standard"><text:span text:style-name="T22">Gartengruppe:</text:span><text:s/>Insbesondere freuen wir uns, wenn sich ein paar Gärtner*innen finden, die Lust haben, den Naturgarten dauerhaft mitzugestalten und zu diesem Zweck regelmäßig zu kommen und kostenfrei zu übernachten. Bei Interesse gerne melden.</text:p>
      <text:p text:style-name="Standard"/>
      <text:p text:style-name="P23">Putzen/Putzdienst buchen:</text:p>
      <text:p text:style-name="P24"/>
      <text:p text:style-name="Standard">Bitte hinterlasst das Haus so wie ihr es<text:span text:style-name="T25"><text:s/></text:span>auffinden möchtet. Das bedeutet aufräumen, einmal durchfegen/saugen, je nach Verschmutzung ggf. wischen, Tisch und Flächen in der Küche abwischen, Bäder putzen etc.</text:p>
      <text:p text:style-name="Standard">Wer keine Lust auf putzen hat, kann auch eine Endreinigung für 125 Euro dazu buchen. Das setzt voraus, dass nicht am gleichen Tag die nächsten Gäste anreisen und die Putzhilfe an dem Tag Zeit hat. Bitte bei der Buchung besprechen. Darüber hinaus lassen wir das Haus 3-4 mal im Jahr professionell reinigen.</text:p>
      <text:p text:style-name="Standard">Bitte beachtet: Weil nicht alle Mieter*innen eine Endreinigung buchen und nicht alle die gleichen Putzstandards haben, können wir, anders als ein kommerzieller Ferienhausanbieter, nicht garantieren, dass das Haus immer <text:s/>picobello ist. Wenn ihr da sehr großen Wert drauf legt, seid ihr eventuell woanders besser aufgehoben.</text:p>
      <text:p text:style-name="Standard"/>
      <text:p text:style-name="Standard"><text:span text:style-name="T26">Verfügbarkeit/Kalender:</text:span></text:p>
      <text:p text:style-name="P27"/>
      <text:p text:style-name="Standard">Im Kalender könnt ihr sehen, wann das Haus voraussichtlich frei ist und dann unter<text:s/><text:a xlink:href="mailto:ostseehaus@posteo.de" office:target-frame-name="_top" xlink:show="replace">ostseehaus@posteo.de</text:a><text:s/>anfragen, ob ihr das Haus für den Zeitraum mieten könnt.</text:p>
      <text:p text:style-name="Standard"/>
      <text:p text:style-name="Standard">https://docs.google.com/document/d/1frWNfMlhqZtQ-lnTv2CY3lNY_Nl1QdRy/edit?usp=drive_link&amp;ouid=106623522396044353575&amp;rtpof=true&amp;sd=tr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mily Zambrano</dc:creator>
    <meta:creation-date>2025-09-13T11:00:00Z</meta:creation-date>
    <dc:date>2025-09-13T11:00:00Z</dc:date>
    <meta:template xlink:href="Normal.dotm" xlink:type="simple"/>
    <meta:editing-cycles>2</meta:editing-cycles>
    <meta:editing-duration>PT0S</meta:editing-duration>
    <meta:document-statistic meta:page-count="1" meta:paragraph-count="19" meta:word-count="1339" meta:character-count="9757" meta:row-count="70" meta:non-whitespace-character-count="8437"/>
  </office:meta>
</office:document-meta>
</file>